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3b3d" officeooo:paragraph-rsid="00093b3d"/>
    </style:style>
    <style:style style:name="P2" style:family="paragraph" style:parent-style-name="Standard">
      <style:text-properties officeooo:rsid="000a2f36" officeooo:paragraph-rsid="000a2f36"/>
    </style:style>
    <style:style style:name="P3" style:family="paragraph" style:parent-style-name="Standard">
      <style:text-properties officeooo:rsid="000c9f7d" officeooo:paragraph-rsid="000c9f7d"/>
    </style:style>
    <style:style style:name="P4" style:family="paragraph" style:parent-style-name="Standard">
      <style:text-properties officeooo:rsid="000d03d1" officeooo:paragraph-rsid="000d03d1"/>
    </style:style>
    <style:style style:name="P5" style:family="paragraph" style:parent-style-name="Standard">
      <style:text-properties officeooo:rsid="000ec787" officeooo:paragraph-rsid="000ec787"/>
    </style:style>
    <style:style style:name="P6" style:family="paragraph" style:parent-style-name="Standard">
      <style:text-properties officeooo:rsid="000f86aa" officeooo:paragraph-rsid="000f86aa"/>
    </style:style>
    <style:style style:name="P7" style:family="paragraph" style:parent-style-name="Standard">
      <style:text-properties officeooo:rsid="0012f5a4" officeooo:paragraph-rsid="0012f5a4"/>
    </style:style>
    <style:style style:name="P8" style:family="paragraph" style:parent-style-name="Standard">
      <style:text-properties officeooo:rsid="00145863" officeooo:paragraph-rsid="00145863"/>
    </style:style>
    <style:style style:name="P9" style:family="paragraph" style:parent-style-name="Standard">
      <style:text-properties officeooo:rsid="0017ab10" officeooo:paragraph-rsid="0017ab10"/>
    </style:style>
    <style:style style:name="P10" style:family="paragraph" style:parent-style-name="Standard">
      <style:text-properties officeooo:rsid="001a967e" officeooo:paragraph-rsid="001a967e"/>
    </style:style>
    <style:style style:name="P11" style:family="paragraph" style:parent-style-name="Standard">
      <style:text-properties fo:font-style="normal" officeooo:rsid="001a967e" officeooo:paragraph-rsid="001a967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e2de"/>
    </style:style>
    <style:style style:name="T3" style:family="text">
      <style:text-properties officeooo:rsid="0010fd2c"/>
    </style:style>
    <style:style style:name="T4" style:family="text">
      <style:text-properties officeooo:rsid="00145863"/>
    </style:style>
    <style:style style:name="T5" style:family="text">
      <style:text-properties officeooo:rsid="0015bd2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ba8a9" style:font-style-asian="italic" style:font-style-complex="italic"/>
    </style:style>
    <style:style style:name="T8" style:family="text">
      <style:text-properties officeooo:rsid="001ba8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deo Manager</text:h>
      <text:p text:style-name="P1">Bisher war es nicht so einfach, in ein Content Management System Videos einzubetten, wenn man nicht gerade auf Streaming Services wie Youtube zurückgreifen wollte.</text:p>
      <text:p text:style-name="P2">Der <text:span text:style-name="T1">Video Manager</text:span> ist ein neues Feature von UlICMS <text:span text:style-name="T2">Release </text:span>9.0.0, <text:span text:style-name="T2">dass es ermöglichen soll, Videos als Teil der UliCMS selbst zu hosten. Die Videos werden unter ULICMS_ROOT/content/videos gespeichert.</text:span></text:p>
      <text:p text:style-name="P2"/>
      <text:p text:style-name="P3">Um auf den Video Manager zuzugreifen, benötigt man das Recht „videos“.</text:p>
      <text:p text:style-name="P3"/>
      <text:p text:style-name="P4">Den Video Manager finden Sie unter Medien &gt; Videos.</text:p>
      <text:p text:style-name="P4"/>
      <text:p text:style-name="P5">Dort können Sie ein neues Video hochladen.</text:p>
      <text:p text:style-name="P5"/>
      <text:p text:style-name="P5">Damit Ihr Video in allen Browsern abgespielt werden kann, müssen Sie es im MP4 und <text:s/>OGG Format hochladen. Das zwei Videoformate liegt daran, weil sich die Browserhersteller leider nicht auf einen Standard Codec für HTML 5 Videos einigen konnten.</text:p>
      <text:p text:style-name="P5">Außerdem müssen einen Namen und eine Größe für das Video angeben.</text:p>
      <text:p text:style-name="P5"/>
      <text:p text:style-name="P6">Nach dem Hochladen eines Videos, klicken Sie auf „Bearbeiten“. <text:span text:style-name="T3">Dort können Sie einen BB-Code kopieren. Fügen Sie diesen auf einer Seite an der Stelle, wo das Video erscheinen soll, ein.</text:span></text:p>
      <text:p text:style-name="P6"/>
      <text:p text:style-name="P7">Wenn Sie die Seite anschließend aufrufen, <text:span text:style-name="T4">sollten Sie, wenn alles geklappt hat, den Video Player angezeigt bekommen.</text:span></text:p>
      <text:p text:style-name="P7"/>
      <text:p text:style-name="P8">Wenn <text:span text:style-name="T5">der</text:span> Browser <text:span text:style-name="T5">des Besuchers </text:span>keine Unterstützung für den HTML5 Video Tag bietet, <text:span text:style-name="T5">so bekommt er stattdessen das Video als Download angeboten.</text:span></text:p>
      <text:p text:style-name="P8"/>
      <text:h text:style-name="Heading_20_2" text:outline-level="2">Troubleshooting</text:h>
      <text:p text:style-name="P9">Der Upload schlägt fehl.</text:p>
      <text:p text:style-name="P9">Dies kann an einer Dateigrößenbeschränkung in der PHP Konfiguration liegen.</text:p>
      <text:p text:style-name="P9">Erhöhen Sie gegebenfalls die Werte für <text:span text:style-name="T6">upload_max_filesize</text:span>, sowie <text:span text:style-name="T6">post_max_size.</text:span></text:p>
      <text:p text:style-name="P10"/>
      <text:p text:style-name="P11">Falls diese Werte hoch genug sind, kann es auch an Berechtigungsproblemen liegen.</text:p>
      <text:p text:style-name="P11">Erhöhe Sie gegebenfalls die Schreibrechte des <text:span text:style-name="T7">c</text:span><text:span text:style-name="T6">ontent</text:span> Ordners rekursi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onospace" svg:font-family="monospace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05:12:59.120000000</meta:creation-date>
    <meta:generator>LibreOffice/4.2.7.2$Windows_x86 LibreOffice_project/933c0aa564ec4f8883ed5732c866db48dca4dac5</meta:generator>
    <dc:date>2015-03-17T05:29:07.692000000</dc:date>
    <meta:editing-duration>PT14M53S</meta:editing-duration>
    <meta:editing-cycles>21</meta:editing-cycles>
    <meta:document-statistic meta:table-count="0" meta:image-count="0" meta:object-count="0" meta:page-count="1" meta:paragraph-count="17" meta:word-count="246" meta:character-count="1638" meta:non-whitespace-character-count="1408"/>
  </office:meta>
</office:document-meta>
</file>